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38703741497593525" text:style-name="L1">
        <text:list-item>
          <text:p text:style-name="P3">Pakkene 1-5 er sniffet fra et trådløst nett og har å gjøre med tilordning av IP-adresser for <text:span text:style-name="Emphasis">en annen</text:span> maskin. </text:p>
          <text:list>
            <text:list-item>
              <text:p text:style-name="P3">Hva er IP-adressen til DHCP serveren? </text:p>
            </text:list-item>
            <text:list-item>
              <text:p text:style-name="P3">I pakke 2 forkastes en DHCP-request. Hvorfor? </text:p>
            </text:list-item>
          </text:list>
        </text:list-item>
        <text:list-item>
          <text:p text:style-name="P3">Se på sekvensen av DNS-pakker som starter i pakke 5. </text:p>
          <text:list>
            <text:list-item>
              <text:p text:style-name="P3">I denne pakkesekvensen finner du en DNS-forespørsel og en DNS-respons. Er de sendt over UDP eller TCP? </text:p>
            </text:list-item>
            <text:list-item>
              <text:p text:style-name="P3">Hva er mottakerporten for en DNS-forespørsel? Hva er avsenderporten for en DNS-respons? </text:p>
            </text:list-item>
            <text:list-item>
              <text:p text:style-name="P3">Se på DNS-responsmeldingen. Hvor mange «svar» inneholder den? </text:p>
            </text:list-item>
            <text:list-item>
              <text:p text:style-name="P3">Hvilken IP-adresse svarer til<text:span text:style-name="Emphasis"> www.ku.ac.ug? </text:span>Hvor lenge er svaret gyldig? </text:p>
            </text:list-item>
          </text:list>
        </text:list-item>
        <text:list-item>
          <text:p text:style-name="P3">Mellom pakkene 5 og 211 finner du en sekvens av pakker som er trigget av en <text:span text:style-name="Emphasis">tracert</text:span>-kommando. </text:p>
          <text:list>
            <text:list-item>
              <text:p text:style-name="P3">Det er ikke alle pakkene mellom nr. 5 og nr. 211 som faktisk har noe med tracert-kommandoen å gjøre. Fortell hvilke av disse pakkene som ikke er relatert til tracert-kommandoen. </text:p>
            </text:list-item>
            <text:list-item>
              <text:p text:style-name="P1">Studér IP-datagrammene som du finner mellom nr. 5 og nr. 211, og spesielt de som har mottaker-IP-adresse 198.38.88.104. Er det noe mønster i </text:p>
            </text:list-item>
          </text:list>
        </text:list-item>
      </text:list>
      <text:p text:style-name="Text_20_body">“Time to live”-verdien du finner i disse datagrammene? I såfall, forklar hva dette mønsteret er og hva som er årsaken til det.</text:p>
      <text:list xml:id="list1515211235718357575" text:style-name="L2">
        <text:list-item>
          <text:list>
            <text:list-item>
              <text:p text:style-name="P4">Studér IP-datagrammene som du finner mellom nr. 5 og nr. 211, og spesielt de som har mottaker-IP-adresse 192.168.2.2. Disse datagrammene er svarene på de datagrammene vi så på i forrige deloppgave, 3b. Finner du noe mønster i “Time to live”-verdien du finner i disse datagrammene? I såfall, forklar hva dette mønsteret er og hva som er årsaken til det. </text:p>
            </text:list-item>
            <text:list-item>
              <text:p text:style-name="P4">Rekonstruér listingen som dette tracert-kallet produserer. Forklar hvordan du tenker. </text:p>
            </text:list-item>
          </text:list>
        </text:list-item>
        <text:list-item>
          <text:p text:style-name="P4">I pakke 325 begynner en sekvens av pakker som svarer til en http-sesjon. </text:p>
          <text:list>
            <text:list-item>
              <text:p text:style-name="P4">Hvilken HTTP-versjon kjører min maskin? Hvilken HTTP-versjon kjører serveren? Hvordan finner vi ut av dette? </text:p>
            </text:list-item>
            <text:list-item>
              <text:p text:style-name="P4">Hvilke språk indikerer min nettleser (overfor serveren) at den kan akseptere? </text:p>
            </text:list-item>
            <text:list-item>
              <text:p text:style-name="P4">Hvilke pakker har svaret til forespørselen i pakke 328? </text:p>
            </text:list-item>
            <text:list-item>
              <text:p text:style-name="P4">Hva er hensikten med pakke 332? </text:p>
            </text:list-item>
            <text:list-item>
              <text:p text:style-name="P4">Hva er hensikten med pakkene 333-337? </text:p>
            </text:list-item>
            <text:list-item>
              <text:p text:style-name="P4">Se på TCP-forbindelsen som starter i pakke 325. Hvordan avsluttes denne forbindelsen? </text:p>
            </text:list-item>
            <text:list-item>
              <text:p text:style-name="P4">Gi et grovt estimat på gjennomsnittlig overføringsrate (“throughput”) i bit pr. sekund <text:span text:style-name="Emphasis">i retning min datamaskin</text:span>, på TCP-forbindelsen som starter i pakke 325. </text:p>
            </text:list-item>
            <text:list-item>
              <text:p text:style-name="P2">Er estimatet i forrige spørsmål konsistent med lærebokens presentasjon av metningsvindulengde (cwnd), rundturstider og overføringsrate? Forklar hvordan du tenker.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itan Os</meta:initial-creator>
    <meta:creation-date>2016-03-08T14:41:29.312833544</meta:creation-date>
    <dc:date>2016-03-08T14:49:28.934013368</dc:date>
    <dc:creator>Krisitan Os</dc:creator>
    <meta:editing-duration>P0D</meta:editing-duration>
    <meta:editing-cycles>1</meta:editing-cycles>
    <meta:document-statistic meta:table-count="0" meta:image-count="0" meta:object-count="0" meta:page-count="1" meta:paragraph-count="23" meta:word-count="387" meta:character-count="2388" meta:non-whitespace-character-count="2024"/>
    <meta:generator>LibreOffice/4.2.8.2$Linux_X86_64 LibreOffice_project/420m0$Build-2</meta:generator>
  </office:meta>
</office:document-meta>
</file>